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5" draw:id="id5" draw:layer="layout" svg:width="5.08cm" svg:height="5.08cm" svg:x="1.186cm" svg:y="1.524cm">
          <text:p text:style-name="P1">Hours</text:p>
          <text:p text:style-name="P1">of</text:p>
          <text:p text:style-name="P1">Sunlight</text:p>
          <text:p text:style-name="P1">(continuou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08cm" svg:height="5.08cm" svg:x="11.222cm" svg:y="1.778cm">
          <text:p text:style-name="P1">Weather</text:p>
          <text:p text:style-name="P1">(rainy,</text:p>
          <text:p text:style-name="P1">cloudy,</text:p>
          <text:p text:style-name="P1">sunn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08cm" svg:height="5.08cm" svg:x="6.096cm" svg:y="7.112cm">
          <text:p text:style-name="P1">Temp</text:p>
          <text:p text:style-name="P1">(continuou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5.08cm" svg:height="5.08cm" svg:x="16.248cm" svg:y="7.058cm">
          <text:p text:style-name="P1">Clean</text:p>
          <text:p text:style-name="P1">(binar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5.08cm" svg:x="20.72cm" svg:y="1.932cm">
          <text:p text:style-name="P1">Number</text:p>
          <text:p text:style-name="P1">of</text:p>
          <text:p text:style-name="P1">Rabbits</text:p>
          <text:p text:style-name="P1">(poisso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08cm" svg:height="5.08cm" svg:x="11.276cm" svg:y="12.446cm">
          <text:p text:style-name="P1">Energy</text:p>
          <text:p text:style-name="P1">Output</text:p>
          <text:p text:style-name="P1">(continuou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432cm" svg:y1="11.448cm" svg:x2="12.02cm" svg:y2="13.19cm" draw:start-shape="id1" draw:start-glue-point="9" draw:end-shape="id2" draw:end-glue-point="5" svg:d="M10432 11448l1588 1742" svg:viewBox="0 0 1589 1743">
          <text:p/>
        </draw:connector>
        <draw:connector draw:style-name="gr2" draw:text-style-name="P1" draw:layer="layout" draw:type="line" svg:x1="13.762cm" svg:y1="6.858cm" svg:x2="13.816cm" svg:y2="12.446cm" draw:start-shape="id3" draw:start-glue-point="8" draw:end-shape="id2" svg:d="M13762 6858l54 5588" svg:viewBox="0 0 55 5589">
          <text:p/>
        </draw:connector>
        <draw:connector draw:style-name="gr2" draw:text-style-name="P1" draw:layer="layout" draw:type="line" svg:x1="16.992cm" svg:y1="11.394cm" svg:x2="15.612cm" svg:y2="13.19cm" draw:start-shape="id4" draw:start-glue-point="7" draw:end-shape="id2" draw:end-glue-point="11" svg:d="M16992 11394l-1380 1796" svg:viewBox="0 0 1381 1797">
          <text:p/>
        </draw:connector>
        <draw:connector draw:style-name="gr2" draw:text-style-name="P1" draw:layer="layout" draw:type="line" svg:x1="5.522cm" svg:y1="5.86cm" svg:x2="6.84cm" svg:y2="7.856cm" draw:start-shape="id5" draw:start-glue-point="9" draw:end-shape="id1" draw:end-glue-point="5" svg:d="M5522 5860l1318 1996" svg:viewBox="0 0 1319 1997">
          <text:p/>
        </draw:connector>
        <draw:connector draw:style-name="gr2" draw:text-style-name="P1" draw:layer="layout" draw:type="curve" svg:x1="3.726cm" svg:y1="6.604cm" svg:x2="12.02cm" svg:y2="16.782cm" draw:start-shape="id5" draw:start-glue-point="8" draw:end-shape="id2" draw:end-glue-point="7" svg:d="M3726 6604c0 6786 2764 10178 8294 10178" svg:viewBox="0 0 8295 10179">
          <text:p/>
        </draw:connector>
        <draw:frame draw:style-name="gr3" draw:text-style-name="P2" draw:layer="layout" svg:width="7.874cm" svg:height="0.962cm" svg:x="17.018cm" svg:y="15.548cm">
          <draw:text-box>
            <text:p text:style-name="P2"><text:span text:style-name="T1">Fake Solar Panel Dat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2T20:17:14.442757483</meta:creation-date>
    <dc:date>2014-10-22T20:21:38.525464839</dc:date>
    <meta:editing-duration>PT2M5S</meta:editing-duration>
    <meta:editing-cycles>4</meta:editing-cycles>
    <meta:generator>LibreOffice/4.2.6.3$Linux_X86_64 LibreOffice_project/420m0$Build-3</meta:generator>
    <meta:document-statistic meta:object-count="35"/>
  </office:meta>
</office:document-meta>
</file>